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Liberation Serif" fo:font-size="12pt" fo:font-weight="normal" officeooo:rsid="00118244" officeooo:paragraph-rsid="001c7f42" style:font-size-asian="12pt" style:font-weight-asian="normal" style:font-size-complex="12pt" style:font-weight-complex="normal"/>
    </style:style>
    <style:style style:name="P2" style:family="paragraph" style:parent-style-name="Footer">
      <style:paragraph-properties fo:text-align="center" style:justify-single-word="false"/>
      <style:text-properties officeooo:rsid="00118244" officeooo:paragraph-rsid="00118244"/>
    </style:style>
    <style:style style:name="P3" style:family="paragraph" style:parent-style-name="Standard">
      <style:text-properties style:font-name="Lato"/>
    </style:style>
    <style:style style:name="P4" style:family="paragraph" style:parent-style-name="Standard">
      <style:text-properties style:font-name="Lato" officeooo:rsid="0019bd71"/>
    </style:style>
    <style:style style:name="P5" style:family="paragraph" style:parent-style-name="Standard">
      <style:text-properties style:font-name="Lato" fo:font-size="16pt" officeooo:rsid="0019bd71" officeooo:paragraph-rsid="0013f7f4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Lato" fo:font-size="16pt" officeooo:paragraph-rsid="0013f7f4" style:font-size-asian="16pt" style:font-size-complex="16pt"/>
    </style:style>
    <style:style style:name="P7" style:family="paragraph" style:parent-style-name="Standard">
      <style:text-properties style:font-name="Lato" fo:font-size="16pt" officeooo:paragraph-rsid="0013f7f4" style:font-size-asian="16pt" style:font-size-complex="16pt"/>
    </style:style>
    <style:style style:name="P8" style:family="paragraph" style:parent-style-name="Standard">
      <style:text-properties style:font-name="Lato" fo:font-size="12pt" officeooo:rsid="0043ab2e" officeooo:paragraph-rsid="0025a511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ato" officeooo:paragraph-rsid="00161ea2"/>
    </style:style>
    <style:style style:name="P10" style:family="paragraph" style:parent-style-name="Standard">
      <style:text-properties style:font-name="Lato" officeooo:paragraph-rsid="0013f7f4"/>
    </style:style>
    <style:style style:name="P11" style:family="paragraph" style:parent-style-name="Standard">
      <style:text-properties fo:font-size="12pt" officeooo:rsid="0043ab2e" officeooo:paragraph-rsid="0025a511" style:font-size-asian="12pt" style:font-size-complex="12pt"/>
    </style:style>
    <style:style style:name="P12" style:family="paragraph" style:parent-style-name="Standard">
      <style:text-properties fo:font-size="12pt" officeooo:rsid="0019bd71" style:font-size-asian="12pt" style:font-size-complex="12pt"/>
    </style:style>
    <style:style style:name="P13" style:family="paragraph" style:parent-style-name="Standard">
      <style:text-properties style:font-name="Lato"/>
    </style:style>
    <style:style style:name="P14" style:family="paragraph" style:parent-style-name="Standard">
      <style:text-properties style:font-name="Lato" officeooo:rsid="00271379" officeooo:paragraph-rsid="00271379"/>
    </style:style>
    <style:style style:name="P15" style:family="paragraph" style:parent-style-name="Standard">
      <style:text-properties style:font-name="Lato" officeooo:paragraph-rsid="00271379"/>
    </style:style>
    <style:style style:name="P16" style:family="paragraph" style:parent-style-name="Standard">
      <style:text-properties style:font-name="Lato" officeooo:rsid="00277fe4" officeooo:paragraph-rsid="00277fe4"/>
    </style:style>
    <style:style style:name="P17" style:family="paragraph" style:parent-style-name="Standard">
      <style:text-properties style:font-name="Lato" style:text-underline-style="solid" style:text-underline-width="auto" style:text-underline-color="font-color" fo:font-weight="bold" officeooo:rsid="00271379" officeooo:paragraph-rsid="00271379" style:font-weight-asian="bold" style:font-weight-complex="bold"/>
    </style:style>
    <style:style style:name="P18" style:family="paragraph" style:parent-style-name="Standard">
      <style:text-properties style:font-name="Lato" style:text-underline-style="solid" style:text-underline-width="auto" style:text-underline-color="font-color" fo:font-weight="bold" officeooo:rsid="00277fe4" officeooo:paragraph-rsid="00277fe4" style:font-weight-asian="bold" style:font-weight-complex="bold"/>
    </style:style>
    <style:style style:name="P19" style:family="paragraph" style:parent-style-name="Standard">
      <style:text-properties style:font-name="Lato" style:text-underline-style="solid" style:text-underline-width="auto" style:text-underline-color="font-color" fo:font-weight="bold" officeooo:rsid="0029db0d" officeooo:paragraph-rsid="0029db0d" style:font-weight-asian="bold" style:font-weight-complex="bold"/>
    </style:style>
    <style:style style:name="P20" style:family="paragraph" style:parent-style-name="Standard">
      <style:text-properties style:font-name="Lato" officeooo:paragraph-rsid="00277fe4"/>
    </style:style>
    <style:style style:name="P21" style:family="paragraph" style:parent-style-name="Standard">
      <style:text-properties style:font-name="Lato" officeooo:rsid="002875fd" officeooo:paragraph-rsid="002875fd"/>
    </style:style>
    <style:style style:name="P22" style:family="paragraph" style:parent-style-name="Standard">
      <style:text-properties style:font-name="Lato" officeooo:rsid="002bca97" officeooo:paragraph-rsid="002bca97"/>
    </style:style>
    <style:style style:name="P23" style:family="paragraph" style:parent-style-name="Standard">
      <style:paragraph-properties fo:text-align="start" style:justify-single-word="false"/>
      <style:text-properties style:font-name="Lato" officeooo:rsid="002bca97" officeooo:paragraph-rsid="002bca97"/>
    </style:style>
    <style:style style:name="P24" style:family="paragraph" style:parent-style-name="Standard">
      <style:text-properties style:font-name="Lato" officeooo:paragraph-rsid="002bca97"/>
    </style:style>
    <style:style style:name="P25" style:family="paragraph" style:parent-style-name="Standard">
      <style:paragraph-properties fo:text-align="start" style:justify-single-word="false"/>
      <style:text-properties style:font-name="Lato" officeooo:paragraph-rsid="00161ea2"/>
    </style:style>
    <style:style style:name="P26" style:family="paragraph" style:parent-style-name="Standard">
      <style:paragraph-properties fo:text-align="center" style:justify-single-word="false"/>
      <style:text-properties fo:font-size="12pt" officeooo:rsid="0019bd71" officeooo:paragraph-rsid="00161ea2" style:font-size-asian="12pt" style:font-size-complex="12pt"/>
    </style:style>
    <style:style style:name="P27" style:family="paragraph">
      <style:paragraph-properties fo:text-align="center"/>
    </style:style>
    <style:style style:name="P28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T1" style:family="text">
      <style:text-properties officeooo:rsid="00127ceb"/>
    </style:style>
    <style:style style:name="T2" style:family="text">
      <style:text-properties style:text-underline-style="solid" style:text-underline-width="auto" style:text-underline-color="font-color" fo:font-weight="bold" officeooo:rsid="0019bd71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71379" style:font-weight-asian="bold" style:font-weight-complex="bold"/>
    </style:style>
    <style:style style:name="T4" style:family="text">
      <style:text-properties officeooo:rsid="0019bd71"/>
    </style:style>
    <style:style style:name="T5" style:family="text">
      <style:text-properties officeooo:rsid="00271379"/>
    </style:style>
    <style:style style:name="T6" style:family="text">
      <style:text-properties officeooo:rsid="00277fe4"/>
    </style:style>
    <style:style style:name="T7" style:family="text">
      <style:text-properties officeooo:rsid="002875fd"/>
    </style:style>
    <style:style style:name="T8" style:family="text">
      <style:text-properties officeooo:rsid="002bca9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gr1" style:family="graphic">
      <style:graphic-properties draw:stroke="solid" svg:stroke-color="#000000" draw:fill="none" draw:fill-color="#ffffff" fo:min-height="3.3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/>
      <text:p text:style-name="P6"><draw:frame text:anchor-type="paragraph" draw:z-index="0" draw:name="Form1" draw:style-name="gr1" draw:text-style-name="P28" svg:width="16.855cm" svg:height="3.387cm" svg:x="0.101cm" svg:y="1.109cm"><draw:text-box><text:p text:style-name="P27"><text:span text:style-name="T10"/></text:p><text:p text:style-name="P27"><text:span text:style-name="T10"/></text:p><text:p text:style-name="P27"><text:span text:style-name="T10">SMTP Stands for </text:span><text:span text:style-name="T11">S</text:span><text:span text:style-name="T10">imple </text:span><text:span text:style-name="T11">M</text:span><text:span text:style-name="T10">ail </text:span><text:span text:style-name="T11">T</text:span><text:span text:style-name="T10">ransfer</text:span><text:span text:style-name="T11"> P</text:span><text:span text:style-name="T10">rotocoll</text:span></text:p></draw:text-box></draw:frame><text:span text:style-name="T2">What is </text:span><text:span text:style-name="T3">SMTP</text:span><text:span text:style-name="T4"><text:line-break/></text:span></text:p>
      <text:p text:style-name="P7"/>
      <text:p text:style-name="P7"/>
      <text:p text:style-name="P5"><text:line-break/></text:p>
      <text:p text:style-name="P5"/>
      <text:p text:style-name="P5"/>
      <text:p text:style-name="P10"/>
      <text:p text:style-name="P10"/>
      <text:p text:style-name="P10"/>
      <text:p text:style-name="P10"/>
      <text:p text:style-name="P1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14">We all know E-Mails. We know the Good One and We know the Spam Mails. What most People don’t know is:</text:p>
      <text:p text:style-name="P14"/>
      <text:p text:style-name="P17">How do E-Mails work?</text:p>
      <text:p text:style-name="P14"/>
      <text:p text:style-name="P15"><text:span text:style-name="T5">Well this is where SMTP Server Comes in. SMTP Server are used to Receive and Send E-Mails.</text:span></text:p>
      <text:p text:style-name="P15"/>
      <text:p text:style-name="P15">The SMTP server performs three basic functions:</text:p>
      <text:p text:style-name="P3"/>
      <text:p text:style-name="P3">It verifies who is sending emails through the SMTP server.</text:p>
      <text:p text:style-name="P3">It sends the outgoing mail</text:p>
      <text:p text:style-name="P3">If the outgoing mail can't be delivered it sends the message back to the sender</text:p>
      <text:p text:style-name="P3"/>
      <text:p text:style-name="P16">All of this Happens on Port 25 (if you used the unsecured version)</text:p>
      <text:p text:style-name="P16">or on Port 465 for SMTPS (for the Secured Version)</text:p>
      <text:p text:style-name="P16"/>
      <text:p text:style-name="P16">You will most likely Face stuff like SMTP When you try to bring your E-Mail Accounts in Programs like “Thunderbird”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8">But what exactly happens at an SMTP Server? </text:p>
      <text:p text:style-name="P16"/>
      <text:p text:style-name="P20"><text:span text:style-name="T6">First of all </text:span>Your Mail User Agent connects to the SMTP Server of your domain for an SMTP Handshake <text:span text:style-name="T6">on <text:s/></text:span>[Port25] and starts <text:span text:style-name="T6">an </text:span>SMTP Connection</text:p>
      <text:p text:style-name="P20"/>
      <text:p text:style-name="P3"><text:span text:style-name="T6">After that </text:span>Mail gets send to <text:span text:style-name="T6">the SMTP </text:span>server <text:span text:style-name="T6">who afterwards Checks the Message.</text:span></text:p>
      <text:p text:style-name="P3"/>
      <text:p text:style-name="P16">Now it is Importan<text:span text:style-name="T7">t if the Recipients SMTP Server is available AND the Recipients E-Mail is correct. If so, then it will land on the Recipients SMTP POP</text:span><text:span text:style-name="T8">3</text:span><text:span text:style-name="T7">/IMAP Server </text:span></text:p>
      <text:p text:style-name="P16"/>
      <text:p text:style-name="P21">Else it will result in an error.</text:p>
      <text:p text:style-name="P21"/>
      <text:p text:style-name="P19">But what is POP<text:span text:style-name="T8">3</text:span>/IMAP now?</text:p>
      <text:p text:style-name="P3"/>
      <text:p text:style-name="P22">IMAP stands for <text:span text:style-name="T9">I</text:span>nternet <text:span text:style-name="T9">A</text:span>ccess <text:span text:style-name="T9">M</text:span>essage <text:span text:style-name="T9">Protocol</text:span> and is necessary for dealing with managing and retrieving emails from an receiving server. </text:p>
      <text:p text:style-name="P3"/>
      <text:p text:style-name="P24"><text:span text:style-name="T8">Pop3 downloads the E-Mails from the server to a single computer as well as deleting the emails from the Server. IMAP will keep the Emails </text:span></text:p>
      <text:p text:style-name="P9"/>
      <text:p text:style-name="P25"/>
      <text:p text:style-name="P23">Note: This is the SHORT Version of SMTP. There is much more to know out there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6"/>
      <text:p text:style-name="P12"><text:soft-page-break/></text:p>
      <text:p text:style-name="P11">Credits:</text:p>
      <text:p text:style-name="P11"/>
      <text:p text:style-name="P11">I Hope this might Help Someone on their Journey through Infosec :) </text:p>
      <text:p text:style-name="P11"/>
      <text:p text:style-name="P11">If so, feel free to contact me on Twitter : <text:a xlink:type="simple" xlink:href="https://twitter.com/MarcusChachuls1" text:style-name="Internet_20_link" text:visited-style-name="Visited_20_Internet_20_Link">https://twitter.com/MarcusChachuls1</text:a></text:p>
      <text:p text:style-name="P11"/>
      <text:p text:style-name="P11"/>
      <text:p text:style-name="P11"><text:s text:c="78"/></text:p>
      <text:p text:style-name="P11"><text:s text:c="80"/></text:p>
      <text:p text:style-name="P11"><text:s text:c="80"/></text:p>
      <text:p text:style-name="P11"><text:s text:c="38"/>,,% <text:s text:c="17"/>.,@ <text:s text:c="17"/></text:p>
      <text:p text:style-name="P11"><text:s text:c="38"/>**/(*(. <text:s/>*.. / <text:s text:c="4"/>%@(,.&amp; <text:s text:c="16"/></text:p>
      <text:p text:style-name="P11"><text:s text:c="38"/>,*//*,,*%*,... <text:s/>..*//,..% <text:s text:c="16"/></text:p>
      <text:p text:style-name="P11"><text:s text:c="38"/>.*@(*,#., <text:s text:c="9"/>,#,.. <text:s text:c="17"/></text:p>
      <text:p text:style-name="P11"><text:s text:c="39"/>.*//*,.. <text:s text:c="10"/>##,&amp; <text:s text:c="17"/></text:p>
      <text:p text:style-name="P11"><text:s text:c="38"/>.**//... <text:s text:c="9"/>. <text:s text:c="3"/># <text:s text:c="17"/></text:p>
      <text:p text:style-name="P11"><text:s text:c="38"/>./#/(*,. @* <text:s text:c="4"/>@@ <text:s text:c="4"/>. <text:s text:c="17"/></text:p>
      <text:p text:style-name="P11"><text:s text:c="37"/>.**,,*//,. <text:s text:c="13"/>.. <text:s text:c="16"/></text:p>
      <text:p text:style-name="P11"><text:s text:c="34"/>.,#///**..,*%, <text:s text:c="6"/>* <text:s text:c="4"/>.( <text:s text:c="16"/></text:p>
      <text:p text:style-name="P11"><text:s text:c="34"/>,,,***,.....**,.,*. <text:s text:c="3"/># <text:s text:c="3"/>.. <text:s text:c="15"/></text:p>
      <text:p text:style-name="P11"><text:s text:c="33"/>.*((,,,.. <text:s text:c="19"/>#./ <text:s text:c="14"/></text:p>
      <text:p text:style-name="P11"><text:s text:c="31"/>.%((,,,.. <text:s text:c="21"/>. <text:s text:c="16"/></text:p>
      <text:p text:style-name="P11"><text:s text:c="29"/>.((/,,,.. <text:s text:c="23"/># <text:s text:c="16"/></text:p>
      <text:p text:style-name="P11"><text:s text:c="28"/>*%/,,,.. <text:s text:c="24"/>.. <text:s text:c="16"/></text:p>
      <text:p text:style-name="P11"><text:s text:c="26"/>,%(/,,,. <text:s text:c="25"/>.% <text:s text:c="17"/></text:p>
      <text:p text:style-name="P11"><text:s text:c="24"/>.*%/,,. <text:s text:c="10"/>. <text:s/>,,. <text:s text:c="10"/>... <text:s text:c="17"/></text:p>
      <text:p text:style-name="P11"><text:s text:c="23"/>*#//,,. <text:s text:c="9"/>.*,,.,.,. ,. <text:s text:c="5"/>,.# <text:s text:c="18"/></text:p>
      <text:p text:style-name="P11"><text:s text:c="21"/>,////,,,,,/ <text:s text:c="6"/>..%,...,%,,.(,#. <text:s/>... <text:s text:c="19"/></text:p>
      <text:p text:style-name="P11"><text:s text:c="12"/>.,#,,,*//%***,,**./#. <text:s text:c="7"/>#.. ./.,.., ,* <text:s/>. <text:s text:c="21"/></text:p>
      <text:p text:style-name="P11"><text:s text:c="8"/>.****,,,,,,,..,//,*****,%*/ ,. <text:s/>#,. <text:s text:c="2"/>.,,*, <text:s/>#(. <text:s text:c="23"/></text:p>
      <text:p text:style-name="P11"><text:s text:c="7"/>.**........,,,,.(%,,,,,,,,*,,,#./.. . <text:s/>,*/*. <text:s/>.(.( <text:s text:c="22"/></text:p>
      <text:p text:style-name="P11"><text:s text:c="5"/>.,,. <text:s text:c="7"/>....,,,.,/&amp;*/**//,.,*,/,,#, .//&amp;*,,.*/*# <text:s text:c="22"/></text:p>
      <text:p text:style-name="P11"><text:s text:c="4"/>..#... <text:s text:c="9"/>/*, ..... <text:s/>#..,,,***,**#. /*//**,%%*# <text:s text:c="22"/></text:p>
      <text:p text:style-name="P11"><text:s text:c="3"/>..%,.. <text:s text:c="26"/>#,****,*/*#,//*,.#*/ <text:s text:c="23"/></text:p>
      <text:p text:style-name="P11"><text:s text:c="4"/>..(,... <text:s/>... <text:s text:c="4"/>( <text:s text:c="15"/>**,,**///,**&amp;., .*. <text:s text:c="2"/>,*, <text:s text:c="16"/></text:p>
      <text:p text:style-name="P11"><text:s text:c="5"/>,***,.,....... <text:s text:c="7"/>,,, <text:s text:c="7"/>,,*%#/,,..#*,# <text:s text:c="2"/>***/%. <text:s text:c="18"/></text:p>
      <text:p text:style-name="P11"><text:s text:c="6"/>.,***,.,..... <text:s/>#.. <text:s text:c="3"/>...,,,,....,,,,*,*%%***%%(/*# <text:s text:c="22"/></text:p>
      <text:p text:style-name="P11"><text:s text:c="8"/>....#,. <text:s text:c="4"/>.(****//***/(%%****/((((((((/%#/#. <text:s text:c="25"/></text:p>
      <text:p text:style-name="P11"><text:s text:c="13"/>....,,#,../,,****/***********,#, . . <text:s text:c="30"/></text:p>
      <text:p text:style-name="P11"><text:s text:c="28"/>.. <text:s/>.*,,.. <text:s text:c="37"/></text:p>
      <text:p text:style-name="P11"/>
      <text:p text:style-name="P8">Created by Sn0wF0x 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erif" fo:font-size="12pt" fo:font-weight="normal" officeooo:rsid="00118244" officeooo:paragraph-rsid="001c7f42" style:font-size-asian="12pt" style:font-weight-asian="normal" style:font-size-complex="12pt" style:font-weight-complex="normal"/>
    </style:style>
    <style:style style:name="MP2" style:family="paragraph" style:parent-style-name="Footer">
      <style:paragraph-properties fo:text-align="center" style:justify-single-word="false"/>
      <style:text-properties officeooo:rsid="00118244" officeooo:paragraph-rsid="00118244"/>
    </style:style>
    <style:style style:name="MT1" style:family="text">
      <style:text-properties officeooo:rsid="00127ceb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1.56pt double #000000" fo:border-bottom="1.56pt double #000000" fo:border-left="none" fo:border-right="none" style:border-line-width-top="0.026cm 0.026cm 0.002cm" style:border-line-width-bottom="0.026cm 0.026cm 0.002cm" fo:padding="0.04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-top="1.11pt double-thin #000000" fo:border-bottom="1.11pt double-thin #000000" fo:border-left="none" fo:border-right="none" style:border-line-width-top="0.018cm 0.004cm 0.018cm" style:border-line-width-bottom="0.018cm 0.004cm 0.018cm" fo:padding="0.04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n0wF0x CTF - Knowledge</text:p>
      </style:header>
      <style:footer>
        <text:p text:style-name="MP2">Sn0wF0x Doks – Topic : <text:s/><text:span text:style-name="MT1">| Page: <text:s/></text:span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4T15:16:01.562276400</meta:creation-date>
    <dc:date>2022-04-28T15:47:47.548954165</dc:date>
    <meta:editing-duration>PT20M51S</meta:editing-duration>
    <meta:editing-cycles>23</meta:editing-cycles>
    <meta:generator>LibreOffice/7.3.3.1$Linux_X86_64 LibreOffice_project/30$Build-1</meta:generator>
    <meta:document-statistic meta:table-count="0" meta:image-count="0" meta:object-count="0" meta:page-count="4" meta:paragraph-count="60" meta:word-count="406" meta:character-count="4373" meta:non-whitespace-character-count="2126"/>
  </office:meta>
</office:document-meta>
</file>